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seconds per PERIOD</text:p>
          </table:table-cell>
          <table:table-cell/>
          <table:table-cell table:formula="of:=24*60*60"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 seconds per PERIO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EEPING seconds per PERIOD</text:p>
          </table:table-cell>
          <table:table-cell/>
          <table:table-cell table:formula="of:=[.D3]-[.D4]" office:value-type="float" office:value="86390" calcext:value-type="float">
            <text:p>8639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upply Volt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 current ON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 current SLEEPING</text:p>
          </table:table-cell>
          <table:table-cell/>
          <table:table-cell table:style-name="ce1" office:value-type="float" office:value="0.00005" calcext:value-type="float">
            <text:p>5,00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µA..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wer during ON time</text:p>
          </table:table-cell>
          <table:table-cell/>
          <table:table-cell table:formula="of:=[.D9]*[.D10]" office:value-type="float" office:value="0.9" calcext:value-type="float">
            <text:p>0,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during SLEEPING time</text:p>
          </table:table-cell>
          <table:table-cell/>
          <table:table-cell table:formula="of:=[.D11]*[.D9]" office:value-type="float" office:value="0.00015" calcext:value-type="float">
            <text:p>0,0001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vg power</text:p>
          </table:table-cell>
          <table:table-cell/>
          <table:table-cell table:formula="of:=([.D13]*[.D4]+[.D14]*[.D5])/[.D3]" office:value-type="float" office:value="0.000254149305555556" calcext:value-type="float">
            <text:p>0,00025414930555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apacity of AAA batte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table:number-columns-repeated="3"/>
          <table:table-cell table:formula="of:=[.D20]*3600" office:value-type="float" office:value="3600" calcext:value-type="float">
            <text:p>3600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energy (2 AAA in series)</text:p>
          </table:table-cell>
          <table:table-cell/>
          <table:table-cell table:formula="of:=[.D21]*3" office:value-type="float" office:value="10800" calcext:value-type="float">
            <text:p>10800</text:p>
          </table:table-cell>
          <table:table-cell office:value-type="string" calcext:value-type="string">
            <text:p>W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time</text:p>
          </table:table-cell>
          <table:table-cell/>
          <table:table-cell table:formula="of:=[.D22]/[.D16]" office:value-type="float" office:value="42494705.9225357" calcext:value-type="float">
            <text:p>42494705,922535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3"/>
          <table:table-cell table:formula="of:=[.D25]/60" office:value-type="float" office:value="708245.098708928" calcext:value-type="float">
            <text:p>708245,098708928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3"/>
          <table:table-cell table:formula="of:=[.D26]/60" office:value-type="float" office:value="11804.0849784821" calcext:value-type="float">
            <text:p>11804,084978482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table:formula="of:=[.D27]/24" office:value-type="float" office:value="491.836874103422" calcext:value-type="float">
            <text:p>491,836874103422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3"/>
          <table:table-cell table:formula="of:=[.D28]/365" office:value-type="float" office:value="1.34749828521486" calcext:value-type="float">
            <text:p>1,34749828521486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 style:data-style-name="N2" text:time-value="21:19:08.7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9T21:54:16.284000000</meta:creation-date>
    <dc:date>2021-02-01T21:20:27.797000000</dc:date>
    <meta:editing-duration>PT27M54S</meta:editing-duration>
    <meta:editing-cycles>4</meta:editing-cycles>
    <meta:generator>LibreOffice/6.3.5.2$Windows_X86_64 LibreOffice_project/dd0751754f11728f69b42ee2af66670068624673</meta:generator>
    <meta:document-statistic meta:table-count="1" meta:cell-count="44" meta:object-count="0"/>
  </office:meta>
</office:document-meta>
</file>